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<text:s/>Время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office:value-type="string" calcext:value-type="string">
            <text:p>30 сек</text:p>
          </table:table-cell>
          <table:table-cell office:value-type="float" office:value="29151" calcext:value-type="float">
            <text:p>29151</text:p>
          </table:table-cell>
          <table:table-cell office:value-type="float" office:value="30026" calcext:value-type="float">
            <text:p>30026</text:p>
          </table:table-cell>
          <table:table-cell office:value-type="float" office:value="24548" calcext:value-type="float">
            <text:p>24548</text:p>
          </table:table-cell>
          <table:table-cell office:value-type="float" office:value="21360" calcext:value-type="float">
            <text:p>2136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string" calcext:value-type="string">
            <text:p>1 мин</text:p>
          </table:table-cell>
          <table:table-cell office:value-type="float" office:value="70820" calcext:value-type="float">
            <text:p>70820</text:p>
          </table:table-cell>
          <table:table-cell office:value-type="float" office:value="72621" calcext:value-type="float">
            <text:p>72621</text:p>
          </table:table-cell>
          <table:table-cell office:value-type="float" office:value="65806" calcext:value-type="float">
            <text:p>65806</text:p>
          </table:table-cell>
          <table:table-cell office:value-type="float" office:value="52461" calcext:value-type="float">
            <text:p>52461</text:p>
          </table:table-cell>
          <table:table-cell office:value-type="float" office:value="57929" calcext:value-type="float">
            <text:p>57929</text:p>
          </table:table-cell>
        </table:table-row>
        <table:table-row table:style-name="ro1">
          <table:table-cell office:value-type="string" calcext:value-type="string">
            <text:p>2.5 мин</text:p>
          </table:table-cell>
          <table:table-cell office:value-type="float" office:value="135110" calcext:value-type="float">
            <text:p>135110</text:p>
          </table:table-cell>
          <table:table-cell office:value-type="float" office:value="136845" calcext:value-type="float">
            <text:p>136845</text:p>
          </table:table-cell>
          <table:table-cell office:value-type="float" office:value="145845" calcext:value-type="float">
            <text:p>145845</text:p>
          </table:table-cell>
          <table:table-cell office:value-type="float" office:value="109772" calcext:value-type="float">
            <text:p>109772</text:p>
          </table:table-cell>
          <table:table-cell office:value-type="float" office:value="115360" calcext:value-type="float">
            <text:p>115360</text:p>
          </table:table-cell>
        </table:table-row>
        <table:table-row table:style-name="ro1">
          <table:table-cell office:value-type="string" calcext:value-type="string">
            <text:p>5 мин</text:p>
          </table:table-cell>
          <table:table-cell office:value-type="float" office:value="136475" calcext:value-type="float">
            <text:p>136475</text:p>
          </table:table-cell>
          <table:table-cell office:value-type="float" office:value="137203" calcext:value-type="float">
            <text:p>137203</text:p>
          </table:table-cell>
          <table:table-cell office:value-type="float" office:value="130913" calcext:value-type="float">
            <text:p>130913</text:p>
          </table:table-cell>
          <table:table-cell office:value-type="float" office:value="104769" calcext:value-type="float">
            <text:p>104769</text:p>
          </table:table-cell>
          <table:table-cell office:value-type="float" office:value="122120" calcext:value-type="float">
            <text:p>122120</text:p>
          </table:table-cell>
        </table:table-row>
        <table:table-row table:style-name="ro1">
          <table:table-cell office:value-type="string" calcext:value-type="string">
            <text:p>7.5 мин</text:p>
          </table:table-cell>
          <table:table-cell office:value-type="float" office:value="557297" calcext:value-type="float">
            <text:p>557297</text:p>
          </table:table-cell>
          <table:table-cell office:value-type="float" office:value="559880" calcext:value-type="float">
            <text:p>559880</text:p>
          </table:table-cell>
          <table:table-cell office:value-type="float" office:value="582671" calcext:value-type="float">
            <text:p>582671</text:p>
          </table:table-cell>
          <table:table-cell office:value-type="float" office:value="417175" calcext:value-type="float">
            <text:p>417175</text:p>
          </table:table-cell>
          <table:table-cell office:value-type="float" office:value="494798" calcext:value-type="float">
            <text:p>494798</text:p>
          </table:table-cell>
        </table:table-row>
        <table:table-row table:style-name="ro1">
          <table:table-cell office:value-type="string" calcext:value-type="string">
            <text:p>10 мин</text:p>
          </table:table-cell>
          <table:table-cell office:value-type="float" office:value="525463" calcext:value-type="float">
            <text:p>525463</text:p>
          </table:table-cell>
          <table:table-cell office:value-type="float" office:value="540004" calcext:value-type="float">
            <text:p>540004</text:p>
          </table:table-cell>
          <table:table-cell office:value-type="float" office:value="530778" calcext:value-type="float">
            <text:p>530778</text:p>
          </table:table-cell>
          <table:table-cell office:value-type="float" office:value="410927" calcext:value-type="float">
            <text:p>410927</text:p>
          </table:table-cell>
          <table:table-cell office:value-type="float" office:value="483600" calcext:value-type="float">
            <text:p>483600</text:p>
          </table:table-cell>
        </table:table-row>
        <table:table-row table:style-name="ro1">
          <table:table-cell office:value-type="string" calcext:value-type="string">
            <text:p>12.5 мин</text:p>
          </table:table-cell>
          <table:table-cell office:value-type="float" office:value="619347" calcext:value-type="float">
            <text:p>619347</text:p>
          </table:table-cell>
          <table:table-cell office:value-type="float" office:value="614011" calcext:value-type="float">
            <text:p>614011</text:p>
          </table:table-cell>
          <table:table-cell office:value-type="float" office:value="624033" calcext:value-type="float">
            <text:p>624033</text:p>
          </table:table-cell>
          <table:table-cell office:value-type="float" office:value="486854" calcext:value-type="float">
            <text:p>486854</text:p>
          </table:table-cell>
          <table:table-cell office:value-type="float" office:value="565687" calcext:value-type="float">
            <text:p>565687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.00.0000</text:date>, <text:time style:data-style-name="N2" text:time-value="20:29:30.9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9:55:08.332000000</meta:creation-date>
    <dc:date>2019-08-18T20:38:27.627000000</dc:date>
    <meta:editing-duration>PT11M31S</meta:editing-duration>
    <meta:editing-cycles>2</meta:editing-cycles>
    <meta:generator>LibreOffice/6.3.0.4$Windows_X86_64 LibreOffice_project/057fc023c990d676a43019934386b85b21a9ee99</meta:generator>
    <meta:document-statistic meta:table-count="1" meta:cell-count="48" meta:object-count="0"/>
  </office:meta>
</office:document-meta>
</file>